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rsid="0005d320" officeooo:paragraph-rsid="0005d320"/>
    </style:style>
    <style:style style:name="P2" style:family="paragraph" style:parent-style-name="Text_20_body" style:list-style-name="L1"/>
    <style:style style:name="P3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4" style:family="paragraph" style:parent-style-name="Preformatted_20_Text">
      <style:paragraph-properties style:writing-mode="lr-tb"/>
    </style:style>
    <style:style style:name="P5" style:family="paragraph" style:parent-style-name="Preformatted_20_Text">
      <style:paragraph-properties fo:margin-top="0in" fo:margin-bottom="0.1965in" style:contextual-spacing="false" style:writing-mode="lr-tb"/>
    </style:style>
    <style:style style:name="P6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ssigment 18</text:h>
      <text:h text:style-name="Heading_20_3" text:outline-level="3"><text:span text:style-name="Strong_20_Emphasis">Assignment 1: Understanding OOP with a Library System</text:span></text:h>
      <text:p text:style-name="Text_20_body"><text:span text:style-name="Strong_20_Emphasis">Objective:</text:span> Practice <text:span text:style-name="Source_20_Text">__init__</text:span>, <text:span text:style-name="Source_20_Text">self</text:span>, custom methods, and comparison between objects (Lecture 17 focus)</text:p>
      <text:h text:style-name="Heading_20_4" text:outline-level="4">📘 Task: Build a class-based Library Book Tracker</text:h>
      <text:p text:style-name="Text_20_body">Write a class called <text:span text:style-name="Source_20_Text">Book</text:span> that:</text:p>
      <text:list text:style-name="L1">
        <text:list-item>
          <text:p text:style-name="P2">Has attributes: <text:span text:style-name="Source_20_Text">title</text:span>, <text:span text:style-name="Source_20_Text">author</text:span>, <text:span text:style-name="Source_20_Text">year</text:span>, <text:span text:style-name="Source_20_Text">copies_available</text:span></text:p>
        </text:list-item>
        <text:list-item>
          <text:p text:style-name="P2">Has methods:</text:p>
          <text:list>
            <text:list-item>
              <text:p text:style-name="P2"><text:span text:style-name="Source_20_Text">borrow()</text:span> → Decrease <text:span text:style-name="Source_20_Text">copies_available</text:span> by 1 if at least one copy is available, else print “Not available.”</text:p>
            </text:list-item>
            <text:list-item>
              <text:p text:style-name="P2"><text:span text:style-name="Source_20_Text">return_book()</text:span> → Increase <text:span text:style-name="Source_20_Text">copies_available</text:span> by 1</text:p>
            </text:list-item>
            <text:list-item>
              <text:p text:style-name="P2"><text:span text:style-name="Source_20_Text">is_same_book(other)</text:span> → Returns <text:span text:style-name="Source_20_Text">True</text:span> if <text:span text:style-name="Source_20_Text">title</text:span> and <text:span text:style-name="Source_20_Text">author</text:span> match another book object</text:p>
            </text:list-item>
          </text:list>
        </text:list-item>
      </text:list>
      <text:p text:style-name="Preformatted_20_Text"/>
      <text:p text:style-name="P3"><text:span text:style-name="Source_20_Text"># Sample Structure</text:span></text:p>
      <text:p text:style-name="P4"><text:span text:style-name="Source_20_Text">class Book:</text:span></text:p>
      <text:p text:style-name="P4"><text:span text:style-name="Source_20_Text"><text:s text:c="4"/>def __init__(self, title, author, year, copies_available):</text:span></text:p>
      <text:p text:style-name="P4"><text:span text:style-name="Source_20_Text"><text:s text:c="8"/># Initialize all attributes</text:span></text:p>
      <text:p text:style-name="P4"/>
      <text:p text:style-name="P4"><text:span text:style-name="Source_20_Text"><text:s text:c="4"/>def borrow(self):</text:span></text:p>
      <text:p text:style-name="P4"><text:span text:style-name="Source_20_Text"><text:s text:c="8"/># Reduce copies_available or print "Not available."</text:span></text:p>
      <text:p text:style-name="P4"/>
      <text:p text:style-name="P4"><text:span text:style-name="Source_20_Text"><text:s text:c="4"/>def return_book(self):</text:span></text:p>
      <text:p text:style-name="P4"><text:span text:style-name="Source_20_Text"><text:s text:c="8"/># Increase copies_available</text:span></text:p>
      <text:p text:style-name="P4"/>
      <text:p text:style-name="P4"><text:span text:style-name="Source_20_Text"><text:s text:c="4"/>def is_same_book(self, other):</text:span></text:p>
      <text:p text:style-name="P5"><text:span text:style-name="Source_20_Text"><text:s text:c="8"/># Compare title and author</text:span></text:p>
      <text:h text:style-name="Heading_20_4" text:outline-level="4">✅ Example Test:</text:h>
      <text:p text:style-name="Preformatted_20_Text"/>
      <text:p text:style-name="P3"><text:span text:style-name="Source_20_Text">b1 = Book("Python Basics", "Dennis Omboga", 2024, 3)</text:span></text:p>
      <text:p text:style-name="P4"><text:span text:style-name="Source_20_Text">b2 = Book("Python Basics", "Dennis Omboga", 2024, 2)</text:span></text:p>
      <text:p text:style-name="P4"/>
      <text:p text:style-name="P4"><text:span text:style-name="Source_20_Text">b1.borrow() <text:s text:c="9"/># reduces to 2</text:span></text:p>
      <text:p text:style-name="P4"><text:span text:style-name="Source_20_Text">b1.borrow() <text:s text:c="9"/># reduces to 1</text:span></text:p>
      <text:p text:style-name="P4"><text:span text:style-name="Source_20_Text">b1.return_book() <text:s text:c="4"/># increases to 2</text:span></text:p>
      <text:p text:style-name="P5"><text:span text:style-name="Source_20_Text">print(b1.is_same_book(b2)) <text:s/># True</text:span></text:p>
      <text:p text:style-name="Horizontal_20_Line"/>
      <text:h text:style-name="Heading_20_3" text:outline-level="3"><text:soft-page-break/><text:span text:style-name="Strong_20_Emphasis"/></text:h>
      <text:h text:style-name="Heading_20_3" text:outline-level="3"><text:span text:style-name="Strong_20_Emphasis">Assignment 2: Customizing Behavior with Dunder Methods – Fraction Calculator</text:span></text:h>
      <text:p text:style-name="Text_20_body"><text:span text:style-name="Strong_20_Emphasis">Objective:</text:span> Apply <text:span text:style-name="Source_20_Text">__add__</text:span>, <text:span text:style-name="Source_20_Text">__str__</text:span>, and class composition (Lecture 18 focus)</text:p>
      <text:h text:style-name="Heading_20_4" text:outline-level="4">📗 Task: Create a class <text:span text:style-name="Source_20_Text">Fraction</text:span> with dunder methods</text:h>
      <text:p text:style-name="Text_20_body">Write a class <text:span text:style-name="Source_20_Text">Fraction</text:span> that:</text:p>
      <text:list text:style-name="L2">
        <text:list-item>
          <text:p text:style-name="P6">Stores a numerator and denominator (<text:span text:style-name="Source_20_Text">num</text:span>, <text:span text:style-name="Source_20_Text">denom</text:span>)</text:p>
        </text:list-item>
        <text:list-item>
          <text:p text:style-name="P6">Has a method <text:span text:style-name="Source_20_Text">simplify()</text:span> → Reduces the fraction (optional for bonus)</text:p>
        </text:list-item>
        <text:list-item>
          <text:p text:style-name="P6">Overrides:</text:p>
          <text:list>
            <text:list-item>
              <text:p text:style-name="P6"><text:span text:style-name="Source_20_Text">__add__</text:span> → Add two fractions using formula</text:p>
            </text:list-item>
            <text:list-item>
              <text:p text:style-name="P6"><text:span text:style-name="Source_20_Text">__str__</text:span> → Pretty print (e.g., <text:span text:style-name="Source_20_Text">"1/2"</text:span>)</text:p>
            </text:list-item>
            <text:list-item>
              <text:p text:style-name="P6"><text:span text:style-name="Source_20_Text">__eq__</text:span> → Return <text:span text:style-name="Source_20_Text">True</text:span> if fractions are equal (e.g., <text:span text:style-name="Source_20_Text">1/2 == 2/4</text:span>)</text:p>
            </text:list-item>
          </text:list>
        </text:list-item>
      </text:list>
      <text:p text:style-name="Preformatted_20_Text"/>
      <text:p text:style-name="P3"><text:span text:style-name="Source_20_Text"># Sample Structure</text:span></text:p>
      <text:p text:style-name="P4"><text:span text:style-name="Source_20_Text">class Fraction:</text:span></text:p>
      <text:p text:style-name="P4"><text:span text:style-name="Source_20_Text"><text:s text:c="4"/>def __init__(self, num, denom):</text:span></text:p>
      <text:p text:style-name="P4"><text:span text:style-name="Source_20_Text"><text:s text:c="8"/># Store values</text:span></text:p>
      <text:p text:style-name="P4"/>
      <text:p text:style-name="P4"><text:span text:style-name="Source_20_Text"><text:s text:c="4"/>def __add__(self, other):</text:span></text:p>
      <text:p text:style-name="P4"><text:span text:style-name="Source_20_Text"><text:s text:c="8"/># Return a new Fraction object</text:span></text:p>
      <text:p text:style-name="P4"/>
      <text:p text:style-name="P4"><text:span text:style-name="Source_20_Text"><text:s text:c="4"/>def __eq__(self, other):</text:span></text:p>
      <text:p text:style-name="P4"><text:span text:style-name="Source_20_Text"><text:s text:c="8"/># Compare fractions</text:span></text:p>
      <text:p text:style-name="P4"/>
      <text:p text:style-name="P4"><text:span text:style-name="Source_20_Text"><text:s text:c="4"/>def __str__(self):</text:span></text:p>
      <text:p text:style-name="P5"><text:span text:style-name="Source_20_Text"><text:s text:c="8"/># Return "num/denom"</text:span></text:p>
      <text:h text:style-name="Heading_20_4" text:outline-level="4">✅ Example Test:</text:h>
      <text:p text:style-name="Preformatted_20_Text"/>
      <text:p text:style-name="P3"><text:span text:style-name="Source_20_Text">f1 = Fraction(1, 2)</text:span></text:p>
      <text:p text:style-name="P4"><text:span text:style-name="Source_20_Text">f2 = Fraction(1, 4)</text:span></text:p>
      <text:p text:style-name="P4"><text:span text:style-name="Source_20_Text">f3 = f1 + f2</text:span></text:p>
      <text:p text:style-name="P4"><text:span text:style-name="Source_20_Text">print(f3) <text:s text:c="9"/># Output: 6/8 (or simplified)</text:span></text:p>
      <text:p text:style-name="P4"><text:span text:style-name="Source_20_Text">print(f1 == f2) <text:s text:c="3"/># Output: False</text:span></text:p>
      <text:p text:style-name="P5"><text:span text:style-name="Source_20_Text">print(f1 == Fraction(2, 4)) <text:s/># True if simplified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14:57:10.826234557</meta:creation-date>
    <dc:date>2025-07-15T15:00:24.707309123</dc:date>
    <meta:editing-duration>PT3M15S</meta:editing-duration>
    <meta:editing-cycles>1</meta:editing-cycles>
    <meta:document-statistic meta:table-count="0" meta:image-count="0" meta:object-count="0" meta:page-count="2" meta:paragraph-count="54" meta:word-count="310" meta:character-count="2097" meta:non-whitespace-character-count="1719"/>
    <meta:generator>LibreOffice/24.8.7.2$Linux_X86_64 LibreOffice_project/480$Build-2</meta:generator>
  </office:meta>
</office:document-meta>
</file>